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72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4.3283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6">
      <style:table-cell-properties fo:border="0.0008in solid #000000"/>
    </style:style>
    <style:style style:name="ce10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Andrei Susnea</text:p>
          </table:table-cell>
          <table:covered-table-cell table:number-columns-repeated="3" table:style-name="ce6"/>
          <table:covered-table-cell table:style-name="ce11"/>
          <table:covered-table-cell table:style-name="ce13"/>
          <table:covered-table-cell table:style-name="ce14"/>
          <table:covered-table-cell table:style-name="ce15"/>
        </table:table-row>
        <table:table-row table:style-name="ro2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3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9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concat and replication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Also added getWidth for concat and replication in CSLOM | 80% because it needs testing</text:p>
          </table:table-cell>
        </table:table-row>
        <table:table-row table:style-name="ro2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parameters</text:p>
          </table:table-cell>
          <table:table-cell table:style-name="ce7" office:value-type="string">
            <text:p>High+</text:p>
          </table:table-cell>
          <table:table-cell table:style-name="ce3"/>
        </table:table-row>
        <table:table-row table:style-name="ro2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prefix &amp; suffix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4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N/A</text:p>
          </table:table-cell>
        </table:table-row>
        <table:table-row table:style-name="ro4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4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 check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CSLOM-</text:p>
          </table:table-cell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4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ttend BZ's CSLOM training classe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4">
          <table:table-cell table:style-name="ce4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ttend BZ's autorouter functionality present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support for X and Z in number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numbers with X and Z bit values. The spec should be the Verilog standard and MH will add this to CSL Language document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 table:number-rows-repeated="6552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6/02/2008</text:date>, <text:time>12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2T12:59:30</dc:date>
    <dc:language>en-US</dc:language>
    <meta:editing-cycles>26</meta:editing-cycles>
    <meta:editing-duration>P1DT19H19M35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